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QLErrorCodesTranslation.setErrorCodes( String ... error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QLErrorCodesTranslation.getError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QLErrorCodesTranslation.getExcep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QLErrorCodesTranslation.setExceptionClass( @ Nullable Class &lt; ? &gt; exceptio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